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weight="bold" officeooo:rsid="00069e4c" officeooo:paragraph-rsid="00069e4c" style:font-weight-asian="bold" style:font-weight-complex="bold"/>
    </style:style>
    <style:style style:name="P2" style:family="paragraph" style:parent-style-name="Standard">
      <style:text-properties style:font-name="Times New Roman" fo:font-weight="bold" officeooo:rsid="00069e4c" officeooo:paragraph-rsid="00451407" style:font-weight-asian="bold" style:font-weight-complex="bold"/>
    </style:style>
    <style:style style:name="P3" style:family="paragraph" style:parent-style-name="Standard">
      <style:text-properties style:font-name="Times New Roman" officeooo:rsid="00170948" officeooo:paragraph-rsid="00069e4c"/>
    </style:style>
    <style:style style:name="P4" style:family="paragraph" style:parent-style-name="Standard">
      <style:paragraph-properties fo:text-align="justify" style:justify-single-word="false"/>
      <style:text-properties officeooo:paragraph-rsid="0001e090"/>
    </style:style>
    <style:style style:name="P5" style:family="paragraph" style:parent-style-name="Standard">
      <style:paragraph-properties fo:margin-left="0.4in" fo:margin-right="0in" fo:text-align="center" style:justify-single-word="false" fo:text-indent="-0.4in" style:auto-text-indent="false" style:writing-mode="rl-tb">
        <style:tab-stops/>
      </style:paragraph-properties>
      <style:text-properties style:font-name="Times New Roman" officeooo:rsid="00170948" officeooo:paragraph-rsid="00451407"/>
    </style:style>
    <style:style style:name="P6" style:family="paragraph" style:parent-style-name="Standard">
      <style:paragraph-properties fo:text-align="justify" style:justify-single-word="false" style:writing-mode="rl-tb"/>
      <style:text-properties officeooo:paragraph-rsid="00451407"/>
    </style:style>
    <style:style style:name="P7" style:family="paragraph" style:parent-style-name="Standard">
      <style:text-properties style:font-name="Times New Roman" officeooo:rsid="00069e4c" officeooo:paragraph-rsid="00069e4c"/>
    </style:style>
    <style:style style:name="P8" style:family="paragraph" style:parent-style-name="Standard">
      <style:paragraph-properties fo:margin-left="0.4in" fo:margin-right="0in" fo:text-align="center" style:justify-single-word="false" fo:text-indent="-0.4in" style:auto-text-indent="false" style:writing-mode="rl-tb">
        <style:tab-stops/>
      </style:paragraph-properties>
      <style:text-properties style:font-name="Times New Roman" officeooo:rsid="0043e360" officeooo:paragraph-rsid="00451407"/>
    </style:style>
    <style:style style:name="P9" style:family="paragraph" style:parent-style-name="Standard">
      <style:paragraph-properties fo:margin-left="0.4in" fo:margin-right="0in" fo:text-align="start" style:justify-single-word="false" fo:text-indent="-0.4in" style:auto-text-indent="false" style:writing-mode="lr-tb">
        <style:tab-stops/>
      </style:paragraph-properties>
      <style:text-properties style:font-name="Times New Roman" officeooo:rsid="00170948" officeooo:paragraph-rsid="00473ad7"/>
    </style:style>
    <style:style style:name="P10" style:family="paragraph" style:parent-style-name="Standard">
      <style:paragraph-properties fo:text-align="start" style:justify-single-word="false" style:writing-mode="lr-tb"/>
      <style:text-properties officeooo:paragraph-rsid="00473ad7"/>
    </style:style>
    <style:style style:name="P11" style:family="paragraph" style:parent-style-name="Standard">
      <style:paragraph-properties fo:text-align="start" style:justify-single-word="false" style:writing-mode="lr-tb"/>
      <style:text-properties style:font-name="Times New Roman" fo:font-weight="bold" officeooo:rsid="00069e4c" officeooo:paragraph-rsid="00473ad7" style:font-weight-asian="bold" style:font-weight-complex="bold"/>
    </style:style>
    <style:style style:name="P12" style:family="paragraph" style:parent-style-name="Text_20_body">
      <style:paragraph-properties fo:margin-left="0.4in" fo:margin-right="0in" fo:text-align="center" style:justify-single-word="false" fo:text-indent="-0.4in" style:auto-text-indent="false">
        <style:tab-stops/>
      </style:paragraph-properties>
      <style:text-properties fo:font-variant="normal" fo:text-transform="none" fo:color="#000000" style:font-name="arial" fo:font-size="18pt" fo:letter-spacing="normal" fo:font-style="normal" style:text-underline-style="solid" style:text-underline-width="auto" style:text-underline-color="font-color" fo:font-weight="normal" officeooo:rsid="004321a5" officeooo:paragraph-rsid="004321a5" style:font-style-asian="normal" style:font-style-complex="normal"/>
    </style:style>
    <style:style style:name="P13" style:family="paragraph" style:parent-style-name="Text_20_body">
      <style:paragraph-properties fo:margin-left="0.4in" fo:margin-right="0in" fo:text-align="center" style:justify-single-word="false" fo:text-indent="-0.4in" style:auto-text-indent="false">
        <style:tab-stops/>
      </style:paragraph-properties>
      <style:text-properties fo:font-variant="normal" fo:text-transform="none" fo:color="#000000" style:font-name="arial" fo:font-size="18pt" fo:letter-spacing="normal" fo:font-style="normal" style:text-underline-style="solid" style:text-underline-width="auto" style:text-underline-color="font-color" fo:font-weight="normal" officeooo:rsid="0043e360" officeooo:paragraph-rsid="00451407" style:font-style-asian="normal" style:font-style-complex="normal"/>
    </style:style>
    <style:style style:name="P14" style:family="paragraph" style:parent-style-name="Text_20_body">
      <style:paragraph-properties fo:margin-left="0.4in" fo:margin-right="0in" fo:text-align="center" style:justify-single-word="false" fo:text-indent="-0.4in" style:auto-text-indent="false" style:writing-mode="lr-tb">
        <style:tab-stops/>
      </style:paragraph-properties>
      <style:text-properties fo:font-variant="normal" fo:text-transform="none" fo:color="#000000" style:font-name="arial" fo:font-size="18pt" fo:letter-spacing="normal" fo:font-style="normal" style:text-underline-style="solid" style:text-underline-width="auto" style:text-underline-color="font-color" fo:font-weight="normal" officeooo:rsid="004321a5" officeooo:paragraph-rsid="00473ad7" style:font-style-asian="normal" style:font-style-complex="normal"/>
    </style:style>
    <style:style style:name="T1" style:family="text">
      <style:text-properties fo:font-weight="bold" officeooo:rsid="00069e4c" style:font-weight-asian="bold" style:font-weight-complex="bold"/>
    </style:style>
    <style:style style:name="T2" style:family="text">
      <style:text-properties fo:font-weight="bold" officeooo:rsid="004321a5" style:font-weight-asian="bold" style:font-weight-complex="bold"/>
    </style:style>
    <style:style style:name="T3" style:family="text">
      <style:text-properties fo:font-weight="bold" officeooo:rsid="0043e360" style:font-weight-asian="bold" style:font-weight-complex="bold"/>
    </style:style>
    <style:style style:name="T4" style:family="text">
      <style:text-properties fo:font-weight="bold" officeooo:rsid="00473ad7" style:font-weight-asian="bold" style:font-weight-complex="bold"/>
    </style:style>
    <style:style style:name="T5" style:family="text">
      <style:text-properties style:font-name="Times New Roman" fo:font-size="11pt" officeooo:rsid="001c0952" style:font-size-asian="11pt" style:font-size-complex="11pt"/>
    </style:style>
    <style:style style:name="T6" style:family="text">
      <style:text-properties style:font-name="Times New Roman" fo:font-size="11pt" officeooo:rsid="000dced1" style:font-size-asian="11pt" style:font-size-complex="11pt"/>
    </style:style>
    <style:style style:name="T7" style:family="text">
      <style:text-properties style:font-name="Times New Roman" fo:font-size="11pt" officeooo:rsid="001084ae" style:font-size-asian="11pt" style:font-size-complex="11pt"/>
    </style:style>
    <style:style style:name="T8" style:family="text">
      <style:text-properties style:font-name="Times New Roman" fo:font-size="11pt" officeooo:rsid="004321a5" style:font-size-asian="11pt" style:font-size-complex="11pt"/>
    </style:style>
    <style:style style:name="T9" style:family="text">
      <style:text-properties style:font-name="Times New Roman" fo:font-size="11pt" officeooo:rsid="00447fe5" style:font-size-asian="11pt" style:font-size-complex="11pt"/>
    </style:style>
    <style:style style:name="T10" style:family="text">
      <style:text-properties style:font-name="Times New Roman" fo:font-size="11pt" officeooo:rsid="0044d644" style:font-size-asian="11pt" style:font-size-complex="11pt"/>
    </style:style>
    <style:style style:name="T11" style:family="text">
      <style:text-properties style:font-name="Times New Roman" fo:font-size="11pt" fo:font-weight="normal" officeooo:rsid="003834c4" style:font-size-asian="11pt" style:font-weight-asian="normal" style:font-size-complex="11pt" style:font-weight-complex="normal"/>
    </style:style>
    <style:style style:name="T12" style:family="text">
      <style:text-properties style:font-name="Times New Roman" fo:font-size="11pt" fo:font-weight="normal" officeooo:rsid="001c0952" style:font-size-asian="11pt" style:font-weight-asian="normal" style:font-size-complex="11pt" style:font-weight-complex="normal"/>
    </style:style>
    <style:style style:name="T13" style:family="text">
      <style:text-properties style:font-name="Times New Roman" fo:font-size="11pt" fo:font-weight="normal" officeooo:rsid="0007128c" style:font-size-asian="11pt" style:font-weight-asian="normal" style:font-size-complex="11pt" style:font-weight-complex="normal"/>
    </style:style>
    <style:style style:name="T14" style:family="text">
      <style:text-properties style:font-name="Times New Roman" fo:font-size="11pt" fo:font-weight="normal" officeooo:rsid="004321a5" style:font-size-asian="11pt" style:font-weight-asian="normal" style:font-size-complex="11pt" style:font-weight-complex="normal"/>
    </style:style>
    <style:style style:name="T15" style:family="text">
      <style:text-properties style:font-name="Times New Roman" fo:font-size="11pt" fo:font-weight="normal" officeooo:rsid="00094556" style:font-size-asian="11pt" style:font-weight-asian="normal" style:font-size-complex="11pt" style:font-weight-complex="normal"/>
    </style:style>
    <style:style style:name="T16" style:family="text">
      <style:text-properties style:font-name="Times New Roman" fo:font-size="11pt" fo:font-weight="normal" officeooo:rsid="001b0cbf" style:font-size-asian="11pt" style:font-weight-asian="normal" style:font-size-complex="11pt" style:font-weight-complex="normal"/>
    </style:style>
    <style:style style:name="T17" style:family="text">
      <style:text-properties style:font-name="Times New Roman" fo:font-size="11pt" fo:font-weight="normal" officeooo:rsid="002d78a5" style:font-size-asian="11pt" style:font-weight-asian="normal" style:font-size-complex="11pt" style:font-weight-complex="normal"/>
    </style:style>
    <style:style style:name="T18" style:family="text">
      <style:text-properties style:font-name="Times New Roman" officeooo:rsid="0043e360"/>
    </style:style>
    <style:style style:name="T19" style:family="text">
      <style:text-properties style:font-name="Times New Roman" officeooo:rsid="00447fe5"/>
    </style:style>
    <style:style style:name="T20" style:family="text">
      <style:text-properties style:font-name="Times New Roman" officeooo:rsid="0044d644"/>
    </style:style>
    <style:style style:name="T21" style:family="text">
      <style:text-properties officeooo:rsid="00069e4c"/>
    </style:style>
    <style:style style:name="T22" style:family="text">
      <style:text-properties officeooo:rsid="0043e360"/>
    </style:style>
    <style:style style:name="T23" style:family="text">
      <style:text-properties officeooo:rsid="0044d644"/>
    </style:style>
    <style:style style:name="T24" style:family="text">
      <style:text-properties officeooo:rsid="00473ad7"/>
    </style:style>
    <style:style style:name="T25" style:family="text">
      <style:text-properties fo:font-variant="normal" fo:text-transform="none" fo:color="#000000" style:font-name="Times New Roman" fo:font-size="11pt" fo:letter-spacing="normal" fo:font-style="normal" fo:font-weight="normal" officeooo:rsid="000dced1"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4"><text:tab/>This research idea is about an advanced <text:s/>Quranic search engine that offers advanced search services in the whole information that Holy Quran contains <text:span text:style-name="T8">taking into considerati</text:span><text:span text:style-name="T8">on the morphology of Arabic language the properties of the Q</text:span><text:span text:style-name="T8">uranic text</text:span>. It must be <text:s/>based on the modern approaches of information retrieval <text:s/>to get a good-stability and a high-speed search. <text:span text:style-name="T5">It </text:span>would be <text:span text:style-name="T5"><text:s/>very useful for searchers and it c</text:span>ould<text:span text:style-name="T5"> be generalized to cover all Arabic content. </text:span>This research proposal is related to some projects of <text:s/>Leeds university as the Ara<text:span text:style-name="T8">bic Quranic Corpu</text:span><text:span text:style-name="T8">s</text:span>, it's the complementary work of them. Advanced indexing/search means the customization of <text:s/>Indexing/Searching phases to figure out new search features. These features can <text:s/>be classified <text:span text:style-name="T8">to : </text:span><text:span text:style-name="T8">a</text:span><text:span text:style-name="T12">dvanced </text:span><text:span text:style-name="T14">q</text:span><text:span text:style-name="T12">uery, </text:span><text:span text:style-name="T14">o</text:span><text:span text:style-name="T12">utput </text:span><text:span text:style-name="T14">i</text:span><text:span text:style-name="T12">mprovements, </text:span><text:span text:style-name="T14">l</text:span><text:span text:style-name="T12">inguistic </text:span><text:span text:style-name="T14">f</text:span><text:span text:style-name="T13">eatures, </text:span><text:span text:style-name="T14">suggestion systems, </text:span><text:span text:style-name="T12">Quran</text:span><text:span text:style-name="T14">ic</text:span><text:span text:style-name="T12"> </text:span><text:span text:style-name="T15">Specific </text:span><text:span text:style-name="T16">F</text:span><text:span text:style-name="T15">eatures</text:span><text:span text:style-name="T12">, </text:span><text:span text:style-name="T14">and</text:span><text:span text:style-name="T12"> </text:span><text:span text:style-name="T17">Semantic Queries </text:span><text:span text:style-name="T11">. </text:span><text:span text:style-name="T6">The main goal </text:span><text:span text:style-name="T8">of this work </text:span><text:span text:style-name="T6">is to look thro</text:span><text:span text:style-name="T7">ugh</text:span><text:span text:style-name="T6"> the existing features: studying specifications and possibilities, customizing the old ones, and figuring out new ones if needed and possible.</text:span></text:p>
      <text:p text:style-name="P1"/>
      <text:p text:style-name="P3"><text:span text:style-name="T2">Keywords</text:span><text:span text:style-name="T1">: <text:s/></text:span><text:span text:style-name="T21">Indexing/Search, Arabic, Holy Quran, Information retrieval, Search engines. <text:s/></text:span></text:p>
      <text:p text:style-name="P7"/>
      <text:p text:style-name="P7"/>
      <text:p text:style-name="P13">الملخّص</text:p>
      <text:p text:style-name="P6"><text:span text:style-name="T18">تدور فكرة هذا البحث حول محرك بحث <text:s/>يوفر خدمات البحث المتقدّم في المعلومات الضخمة التي يزخر بها القرآن الكريم وذلك أخذا بعين الاعتبار <text:s/></text:span><text:span text:style-name="T19">مرفولوجيا اللغة العربية ومميزات النص القرآني. <text:s/>يجب أن يبنى <text:s/></text:span><text:span text:style-name="T20">العمل </text:span><text:span text:style-name="T19">على على الأسس الحديثة لعلم استخراج المعلومات لتحقيق استقرار كبير وسرعة عالية للبحث.هذا <text:s/></text:span><text:span text:style-name="T20">ال</text:span><text:span text:style-name="T19">محرك <text:s/>فيه فائدة جمّة لدارسي القرآن الكريم واللغة العربية ويمكن تعميمه لتغطية كل المحتوى العربي.ل</text:span><text:span text:style-name="T20">هذا العمل </text:span><text:span text:style-name="T19">علاقة <text:s/>ببعض مشاريع جامعة ليدز كالمدونة القرآنية العربية ويمكن اعتباره عملا مكمّلا لها</text:span><text:span text:style-name="T9">. البحث والفهرسة المتقدمان يعنيان تخصيص مرحلتيهما <text:s/>لايجاد ميزات بحث جديدة التي بالامكان تقسيمها الى <text:s/>:عبارات البحث المتقدّمة، تحسينات الاخراج، الميزات اللغوية، أنظمة الاقتراحات، الميزات القرآنية الخاصة، ا</text:span><text:span text:style-name="T10">لعبارات الدلالية. الهدف الرئيسي <text:s/>هو دراسة مواصفات وامكانات ميزات البحث الموجودة ثم ترقيتها أو ايجاد ميزات جديدة ان كان ذلك ممكنا و لازما.</text:span></text:p>
      <text:p text:style-name="P2"/>
      <text:p text:style-name="P5"><text:span text:style-name="T3">الكلمات المفتاحية</text:span><text:span text:style-name="T1">: <text:s/></text:span><text:span text:style-name="T22">بحث/فهرسة،</text:span><text:span text:style-name="T21"> </text:span><text:span text:style-name="T23">ال</text:span><text:span text:style-name="T22">عربية، القرآن، استخراج المعلومات، محركات البحث.</text:span></text:p>
      <text:p text:style-name="P8"/>
      <text:p text:style-name="P14"><text:span text:style-name="T24">Resumé</text:span></text:p>
      <text:p text:style-name="P10"><text:tab/><text:span text:style-name="T25">Cette idée de recherche est sur un moteur de recherche avancé coranique qui offre des services de recherche avancée dans l'ensemble des informations que le Saint Coran contient en prenant en considération la morphologie de la langue arabe et les propriétés du texte coranique. Elle doit être fondée sur les méthodes modernesde recherche d'information pour obtenir une bonne stabilité et une recherche à grande vitesse. Il serait très utile pour les chercheurs et il pourrait être généralisépour couvrir L'ensemble du contenu en arabe. Cette proposition de recherche est liée à certains projets de l'Université de Leeds comme le corpus coranique arabe, c'est le travail complémentaire d'eux. L'indexation et la recherche avancées signifiela personnalisation des phases d'indexation et de recherche pour trouver des nouvelles fonctionnalités de recherche. Ces fonctionnalités peuvent être classéscomme: requête avancée, améliorations de sortie, aspects linguistiques, systèmes de suggestion, fonctionnalités spécifiques du Coran, et requêtes sémantiques.L'objectif principal de ce travail est de regarder à travers les fonctionnalités existantes: étude des spécifications et possibilités, en personnalisant les anciennes, et en trouvant des nouveaux si nécessaire et possible.</text:span></text:p>
      <text:p text:style-name="P11"/>
      <text:p text:style-name="P9"><text:span text:style-name="T4">Mots-clés</text:span><text:span text:style-name="T1">: <text:s/></text:span><text:span text:style-name="T21">I</text:span><text:span text:style-name="T24">ndexation/recherche</text:span><text:span text:style-name="T21">, </text:span><text:span text:style-name="T24">Arabe</text:span><text:span text:style-name="T21">, </text:span><text:span text:style-name="T24">Saint Coran</text:span><text:span text:style-name="T21">, </text:span><text:span text:style-name="T24">Recherche d'information</text:span><text:span text:style-name="T21">, </text:span><text:span text:style-name="T24">Moteurs de recherche</text:span><text:span text:style-name="T21">.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437in" fo:margin-bottom="0.5311in" fo:margin-left="0.6043in" fo:margin-right="0.472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7-19T07:47:24</dc:date>
    <dc:creator>Assem </dc:creator>
    <meta:generator>OpenOffice.org/3.2$Linux OpenOffice.org_project/320m19$Build-9505</meta:generator>
    <meta:editing-duration>PT06H02M48S</meta:editing-duration>
    <meta:editing-cycles>48</meta:editing-cycles>
    <meta:document-statistic meta:table-count="0" meta:image-count="0" meta:object-count="0" meta:page-count="1" meta:paragraph-count="9" meta:word-count="507" meta:character-count="3455"/>
  </office:meta>
</office:document-meta>
</file>